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5E48AC3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Calibri" svg:font-family="Calibri, sans-serif" style:font-family-generic="system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a2" style:family="table">
      <style:table-properties style:width="16.999cm" fo:margin-left="0cm" table:align="left"/>
    </style:style>
    <style:style style:name="Tabla2.A" style:family="table-column">
      <style:table-column-properties style:column-width="3.572cm"/>
    </style:style>
    <style:style style:name="Tabla2.B" style:family="table-column">
      <style:table-column-properties style:column-width="6.694cm"/>
    </style:style>
    <style:style style:name="Tabla2.C" style:family="table-column">
      <style:table-column-properties style:column-width="6.733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a2.C1" style:family="table-cell">
      <style:table-cell-properties fo:padding="0.097cm" fo:border="0.002cm solid #000000" style:writing-mode="lr-tb"/>
    </style:style>
    <style:style style:name="Tabla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able_20_Contents">
      <style:paragraph-properties fo:line-height="106%"/>
    </style:style>
    <style:style style:name="P3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size="11pt" style:font-size-asian="11pt"/>
    </style:style>
    <style:style style:name="fr1" style:family="graphic" style:parent-style-name="Graphics">
      <style:graphic-properties style:wrap="parallel" style:number-wrapped-paragraphs="no-limit" style:wrap-contour="fals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o es una prueba en formato <text:span text:style-name="Fuente_20_de_20_párrafo_20_predeter."><text:span text:style-name="T2">ODT</text:span></text:span>:</text:p>
      <text:p text:style-name="Text_20_body">Nombre: ${nombre}</text:p>
      <text:p text:style-name="Text_20_body">Texto largo: ${texto}</text:p>
      <text:p text:style-name="Text_20_body">Autor: ${autor}</text:p>
      <text:p text:style-name="Text_20_body"/>
      <text:p text:style-name="Text_20_body">Número: <text:text-input text:description="${Numero.numero}">${Numero.numero}</text:text-input><text:text-input text:description="${Numero.numero}"/></text:p>
      <text:p text:style-name="Text_20_body"><text:text-input text:description="${prueba}"/><text:text-input text:description="${prueba}"/><text:text-input text:description="${prueba}">${autor}</text:text-input></text:p>
      <text:p text:style-name="Text_20_body">Tabla de elementos: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Número</text:p>
          </table:table-cell>
          <table:table-cell table:style-name="Tabla2.A1" office:value-type="string">
            <text:p text:style-name="Table_20_Contents">Cuadrado del número</text:p>
          </table:table-cell>
          <table:table-cell table:style-name="Tabla2.C1" office:value-type="string">
            <text:p text:style-name="Table_20_Contents">Raíz cuadrada del número</text:p>
          </table:table-cell>
        </table:table-row>
        <table:table-row>
          <table:table-cell table:style-name="Tabla2.A2" office:value-type="string">
            <text:p text:style-name="P2"><text:span text:style-name="Fuente_20_de_20_párrafo_20_predeter."><text:span text:style-name="T3"><text:text-input text:description="">@before-row[#list Numeros as num]</text:text-input></text:span></text:span><text:text-input text:description=""/><text:span text:style-name="Fuente_20_de_20_párrafo_20_predeter."><text:span text:style-name="T3"><text:text-input text:description="${num.numero}">${num.numero}</text:text-input></text:span></text:span><text:span text:style-name="Fuente_20_de_20_párrafo_20_predeter."><text:span text:style-name="T3"><text:text-input text:description="@after-row[/#list]">@after-row[/#list]</text:text-input></text:span></text:span></text:p>
          </table:table-cell>
          <table:table-cell table:style-name="Tabla2.A2" office:value-type="string">
            <text:p text:style-name="P2"><text:text-input text:description="${num.cuadrado} ">${num.cuadrado}</text:text-input></text:p>
          </table:table-cell>
          <table:table-cell table:style-name="Tabla2.C2" office:value-type="string">
            <text:p text:style-name="P2"><text:span text:style-name="Fuente_20_de_20_párrafo_20_predeter."><text:span text:style-name="T3"><text:text-input text:description="${num.raiz}">${num.raiz}</text:text-input></text:span></text:span><text:text-input text:description="${num.raiz}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Calibri" svg:font-family="Calibri, sans-serif" style:font-family-generic="system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line-through-mode="continuous"/>
    </style:style>
    <style:style style:name="Pie_20_de_20_página_20_Car" style:display-name="Pie de página Car" style:family="text" style:parent-style-name="Fuente_20_de_20_párrafo_20_predeter."/>
    <style:style style:name="Graphics" style:family="graphic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6.981cm" fo:margin-left="0cm" table:align="left"/>
    </style:style>
    <style:style style:name="Tabla1.A" style:family="table-column">
      <style:table-column-properties style:column-width="8.49cm"/>
    </style:style>
    <style:style style:name="Tabla1.B" style:family="table-column">
      <style:table-column-properties style:column-width="8.491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Text_20_body">
      <style:paragraph-properties fo:text-align="end" style:justify-single-word="false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fr1" style:family="graphic" style:parent-style-name="Graphics">
      <style:graphic-properties style:wrap="parallel" style:number-wrapped-paragraphs="no-limit" style:wrap-contour="fals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Heading"><draw:frame draw:style-name="fr1" draw:name="header_image_logo" text:anchor-type="paragraph" svg:x="0cm" svg:y="0cm" svg:width="2.649cm" svg:height="2.649cm" draw:z-index="0"><draw:image xlink:href="Pictures/10000000000000C8000000C85E48AC33.jpg" xlink:type="simple" xlink:show="embed" xlink:actuate="onLoad"/></draw:frame><text:bookmark-start text:name="header_image_logo"/><text:bookmark-end text:name="header_image_logo"/><text:span text:style-name="Fuente_20_de_20_párrafo_20_predeter."><text:span text:style-name="T1"/></text:span></text:p>
            </table:table-cell>
            <table:table-cell table:style-name="Tabla1.A1" office:value-type="string">
              <text:p text:style-name="P1">Fecha: ${fecha}</text:p>
            </table:table-cell>
          </table:table-row>
        </table:table>
        <text:p text:style-name="Heading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4-16T11:32:00</meta:creation-date>
    <dc:date>2017-01-02T11:30:59</dc:date>
    <meta:editing-cycles>17</meta:editing-cycles>
    <meta:editing-duration>PT47M17S</meta:editing-duration>
    <meta:template xlink:type="simple" xlink:actuate="onRequest" xlink:href="Normal.dotm"/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4" meta:word-count="28" meta:character-count="190"/>
  </office:meta>
</office:document-meta>
</file>